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420,994,142,5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312,539,279,46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232,912,963,206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195,599,995,80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371,222,712,53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355,142,585,077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324,744,314,781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480,710,495,710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422,108,199,78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491,472,923,706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631,863,493,55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474,002,579,82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260,398,977,831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53,715,822,717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069,055,675,273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07,491,523,174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08,756,677,088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27,830,029,41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98,363,313,494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34,907,542,858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19,214,834,614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90,077,272,727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42,588,992,51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8:35.044094565</dc:date>
    <meta:editing-duration>PT6H32S</meta:editing-duration>
    <meta:editing-cycles>160</meta:editing-cycles>
    <meta:generator>LibreOffice/7.2.6.2$Linux_X86_64 LibreOffice_project/20$Build-2</meta:generator>
    <meta:document-statistic meta:table-count="1" meta:cell-count="48" meta:object-count="0"/>
  </office:meta>
</office:document-meta>
</file>